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rsid="00060705" officeooo:paragraph-rsid="00060705"/>
    </style:style>
    <style:style style:name="P2" style:family="paragraph" style:parent-style-name="Standard">
      <style:paragraph-properties fo:line-height="100%" fo:text-align="justify" style:justify-single-word="false"/>
      <style:text-properties officeooo:rsid="0007e808" officeooo:paragraph-rsid="0007e808"/>
    </style:style>
    <style:style style:name="T1" style:family="text">
      <style:text-properties officeooo:rsid="0008462a"/>
    </style:style>
    <style:style style:name="T2" style:family="text">
      <style:text-properties officeooo:rsid="000a105d"/>
    </style:style>
    <style:style style:name="T3" style:family="text">
      <style:text-properties officeooo:rsid="000bd4af"/>
    </style:style>
    <style:style style:name="T4" style:family="text">
      <style:text-properties officeooo:rsid="000d5e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. Explique com suas palavras como é o mecanismo de listener usado no Swing<text:tab/>para permitir que os eventos de clique dos botões sejam tratados pelo programa.</text:p>
      <text:p text:style-name="P2">R: <text:span text:style-name="T1">Para o listener funcionar o componente deve ter registrado uma forma para escutar e responder ao evento desejado. Para isso ele implemente uma interface específica para tal. Também o objeto deve se registrar no componente. Cada objeto tem métodos para tratar eventos. Como o evento é representado por um objeto, ele possui informações sobre o evento a ser tratado e o objeto identifica o componente gerador do evento. Dessa forma o programa consegue identificar e responder àqueles eventos que precisam ser tratados.</text:span></text:p>
      <text:p text:style-name="P1"/>
      <text:p text:style-name="P1">30. Qual a diferença entre abstração,<text:tab/>encapsulamento e modularidade?</text:p>
      <text:p text:style-name="P2">R: <text:span text:style-name="T2">Abstração é uma forma de especificar um objeto contido em um sistema e traduzi-lo de uma forma diferente que o represente em outro sistema. Encapsulamento é uma forma de programar que esconde, dos usuários do sistema, a forma <text:s/>dos dados e os detalhes da implementação. Modularidade é fazer com que cada classe desenvolvida no sistema seja responsável apenas por controle dos seus atributos. Quando um objeto precisa conversar com o outro, ele chama os métodos daquele objeto.</text:span></text:p>
      <text:p text:style-name="P2"/>
      <text:p text:style-name="P1">32. Qual a diferença entre uma exceção (subclasses<text:tab/> de Exception)<text:tab/> e um erro (subclasses<text:tab/> de Error)?</text:p>
      <text:p text:style-name="P2">R: <text:span text:style-name="T3">Uma exceção é um evento que ocorre em tempo de execução do programa. Normalmente são gerados por inconsistências no sistema que são geradas pelos diversos consumidores e usuários do sistema. Exceções podem e devem ser tratadas pelo programador do sistema. Um erro normalmente ocorre de forma incondicional e sem controle do programador. Nem sempre o programador tem condições de tratar esse tipo de evento.</text:span></text:p>
      <text:p text:style-name="P2"/>
      <text:p text:style-name="P1">39. Para que serve o modificador synchronized? Em que situações<text:tab/>ele deve ser usado? Por que não usar em todos os métodos do programa?</text:p>
      <text:p text:style-name="P2">R: <text:span text:style-name="T4">Serve para fazer com que as execuções concorrentes do sistema não acessem, ao mesmo tempo, áreas críticas do programa em execução. Devem ser utilizadas quando a área critica do sistema não pode ser acessada de forma que cause inconsistência na saída do sistema. Se usarmos tal modificador em todo o programa ele deixara de ser concorrente.</text:span></text:p>
      <text:p text:style-name="P2"/>
      <text:p text:style-name="P1">40. Qual a diferença entre o método sleep() e o método join() da classe Thread?</text:p>
      <text:p text:style-name="P2">R: <text:span text:style-name="T4">O método sleep faz que que a linha de execução para pelo tempo estipulado. O método join faz com que as diversas linhas de execução sejam executadas uma após a outra, e não mais concorr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0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Henrique Ferreira de Jesus</meta:initial-creator>
    <meta:creation-date>2016-07-09T13:47:27.002722789</meta:creation-date>
    <dc:date>2016-07-09T14:31:48.386689974</dc:date>
    <dc:creator>Felipe Henrique Ferreira de Jesus</dc:creator>
    <meta:editing-duration>PT2M4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410" meta:character-count="2478" meta:non-whitespace-character-count="2074"/>
  </office:meta>
</office:document-meta>
</file>